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8-29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6-12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3-28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2-07 1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5-01-30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4-08-08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4-08-08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4-06-12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4-04-18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3-12-28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3-10-17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3-06-23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3-04-11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3-02-02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2-12-20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2-10-24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2-08-17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2-06-13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2-04-14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2-02-16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1-12-23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1-10-05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1-08-03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1-06-07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1-04-26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1-02-16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0-12-15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0-11-19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0-10-20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0-07-0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0-05-12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20-02-21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9-12-19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9-10-04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9-09-04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9-06-03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9-05-09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9-04-18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9-01-15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8-12-04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8-10-19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8-08-02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8-06-28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8-02-12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7-12-18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7-06-05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7-05-25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7-05-03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7-03-20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7-02-14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7-01-10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6-11-29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6-11-14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6-10-26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6-09-20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6-08-29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6-07-13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6-05-17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6-04-28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6-03-29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6-02-22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6-01-25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5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5-11-16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5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5-09-10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5-08-04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5-07-16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5-06-04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5-05-14 1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5-04-16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5-03-12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5-02-11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5-01-28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5-01-20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4-12-18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4-11-12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4-10-15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4-07-28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4-06-10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4-04-21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3-12-13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3-10-29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3-09-18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3-08-07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3-07-12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3-06-17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3-05-28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3-04-05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3-02-15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3-02-01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3-01-28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2-12-03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2-10-05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2-09-21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2-08-20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2-07-19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2-06-06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2-06-05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2-05-03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1-09-23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1" calcext:value-type="float">
            <text:p>-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1-08-1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1-07-14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1-06-27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1-05-23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1-04-27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1-03-30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1-01-13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9248" calcext:value-type="float">
            <text:p>-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0-10-22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0-08-05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0-08-02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0-04-29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0-02-08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10-01-27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09-12-17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09-10-09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09-09-23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09-08-27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09-07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09-05-18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09-03-04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09-02-20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09-01-27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08-12-17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08-08-25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08-07-02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08-05-14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08-04-16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08-02-01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07-10-16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07-09-17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07-06-11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07-05-1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07-04-19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07-03-19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07-02-21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07-01-17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06-12-01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06-11-16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06-08-15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06-07-18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06-06-02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06-05-03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06-04-19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06-03-08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06-02-2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06-02-1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06-02-08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06-01-18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05-12-01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711066143600</text:p>
          </table:table-cell>
          <table:table-cell office:value-type="string" calcext:value-type="string">
            <text:p>PIEZOMETER JBNERR EAST 1 SALINAS, PR</text:p>
          </table:table-cell>
          <table:table-cell office:value-type="string" calcext:value-type="string">
            <text:p>2005-11-18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0" meta:object-count="0"/>
    <meta:user-defined meta:name="AppVersion">3.0</meta:user-defined>
  </office:meta>
</office:document-meta>
</file>